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3">
      <style:paragraph-properties fo:break-before="page"/>
    </style:style>
    <style:style style:name="P2" style:family="paragraph" style:parent-style-name="Standard">
      <style:text-properties officeooo:rsid="000656be" officeooo:paragraph-rsid="000656be"/>
    </style:style>
    <style:style style:name="P3" style:family="paragraph" style:parent-style-name="Standard">
      <style:paragraph-properties fo:text-align="center" style:justify-single-word="false"/>
      <style:text-properties officeooo:rsid="000656be" officeooo:paragraph-rsid="000656be"/>
    </style:style>
    <style:style style:name="P4" style:family="paragraph" style:parent-style-name="Standard">
      <style:text-properties officeooo:rsid="000656be" officeooo:paragraph-rsid="0008ab90"/>
    </style:style>
    <style:style style:name="P5" style:family="paragraph" style:parent-style-name="Standard">
      <style:text-properties officeooo:rsid="000656be" officeooo:paragraph-rsid="000a3122"/>
    </style:style>
    <style:style style:name="P6" style:family="paragraph" style:parent-style-name="Standard">
      <style:text-properties officeooo:rsid="000656be" officeooo:paragraph-rsid="000dc3a0"/>
    </style:style>
    <style:style style:name="P7" style:family="paragraph" style:parent-style-name="Standard">
      <style:text-properties officeooo:rsid="000656be" officeooo:paragraph-rsid="00159c56"/>
    </style:style>
    <style:style style:name="P8" style:family="paragraph" style:parent-style-name="Standard">
      <style:text-properties fo:font-style="italic" officeooo:rsid="000656be" officeooo:paragraph-rsid="000656be" style:font-style-asian="italic" style:font-style-complex="italic"/>
    </style:style>
    <style:style style:name="P9" style:family="paragraph" style:parent-style-name="Standard">
      <style:text-properties officeooo:rsid="000a3122" officeooo:paragraph-rsid="000a3122"/>
    </style:style>
    <style:style style:name="P10" style:family="paragraph" style:parent-style-name="Standard">
      <style:text-properties officeooo:rsid="000a3122" officeooo:paragraph-rsid="00102981"/>
    </style:style>
    <style:style style:name="P11" style:family="paragraph" style:parent-style-name="Standard">
      <style:text-properties officeooo:paragraph-rsid="000a3122"/>
    </style:style>
    <style:style style:name="P12" style:family="paragraph" style:parent-style-name="Standard">
      <style:text-properties officeooo:rsid="000bd723" officeooo:paragraph-rsid="000bd723"/>
    </style:style>
    <style:style style:name="P13" style:family="paragraph" style:parent-style-name="Standard">
      <style:text-properties officeooo:rsid="000bd723" officeooo:paragraph-rsid="000c87ae"/>
    </style:style>
    <style:style style:name="P14" style:family="paragraph" style:parent-style-name="Standard">
      <style:text-properties officeooo:paragraph-rsid="000f8334"/>
    </style:style>
    <style:style style:name="P15" style:family="paragraph" style:parent-style-name="Standard">
      <style:text-properties officeooo:rsid="00111cd7" officeooo:paragraph-rsid="00111cd7"/>
    </style:style>
    <style:style style:name="P16" style:family="paragraph" style:parent-style-name="Standard">
      <style:paragraph-properties fo:break-before="page"/>
      <style:text-properties officeooo:rsid="0012ecd1" officeooo:paragraph-rsid="0012ecd1"/>
    </style:style>
    <style:style style:name="P17" style:family="paragraph" style:parent-style-name="Standard">
      <style:text-properties officeooo:rsid="0012ecd1" officeooo:paragraph-rsid="0012ecd1"/>
    </style:style>
    <style:style style:name="P18" style:family="paragraph" style:parent-style-name="Standard">
      <style:text-properties officeooo:rsid="00139ff5" officeooo:paragraph-rsid="00139ff5"/>
    </style:style>
    <style:style style:name="P19" style:family="paragraph" style:parent-style-name="Standard">
      <style:text-properties officeooo:rsid="00139ff5" officeooo:paragraph-rsid="00175593"/>
    </style:style>
    <style:style style:name="P20" style:family="paragraph" style:parent-style-name="Standard">
      <style:text-properties officeooo:rsid="0013fea3" officeooo:paragraph-rsid="0013fea3"/>
    </style:style>
    <style:style style:name="P21" style:family="paragraph" style:parent-style-name="Standard">
      <style:text-properties officeooo:rsid="00144def" officeooo:paragraph-rsid="00144def"/>
    </style:style>
    <style:style style:name="P22" style:family="paragraph" style:parent-style-name="Standard">
      <style:text-properties officeooo:rsid="00159c56" officeooo:paragraph-rsid="00159c56"/>
    </style:style>
    <style:style style:name="P23" style:family="paragraph" style:parent-style-name="Standard">
      <style:text-properties officeooo:rsid="001634db" officeooo:paragraph-rsid="001634db"/>
    </style:style>
    <style:style style:name="P24" style:family="paragraph" style:parent-style-name="Standard">
      <style:text-properties officeooo:rsid="00175593" officeooo:paragraph-rsid="00175593"/>
    </style:style>
    <style:style style:name="P25" style:family="paragraph" style:parent-style-name="Standard">
      <style:paragraph-properties fo:break-before="page"/>
      <style:text-properties officeooo:rsid="00175593" officeooo:paragraph-rsid="00175593"/>
    </style:style>
    <style:style style:name="T1" style:family="text">
      <style:text-properties officeooo:rsid="000656be"/>
    </style:style>
    <style:style style:name="T2" style:family="text">
      <style:text-properties style:font-name="Liberation Sans" fo:font-size="28pt" fo:font-weight="bold" officeooo:rsid="000656be" style:font-name-asian="PingFang SC" style:font-size-asian="28pt" style:font-weight-asian="bold" style:font-name-complex="Arial Unicode MS" style:font-size-complex="28pt" style:font-weight-complex="bold"/>
    </style:style>
    <style:style style:name="T3" style:family="text">
      <style:text-properties style:font-name="Liberation Sans" fo:font-size="28pt" fo:font-weight="bold" officeooo:rsid="0007539a" style:font-name-asian="PingFang SC" style:font-size-asian="28pt" style:font-weight-asian="bold" style:font-name-complex="Arial Unicode MS" style:font-size-complex="28pt" style:font-weight-complex="bold"/>
    </style:style>
    <style:style style:name="T4" style:family="text">
      <style:text-properties officeooo:rsid="0007539a"/>
    </style:style>
    <style:style style:name="T5" style:family="text">
      <style:text-properties officeooo:rsid="0008ab90"/>
    </style:style>
    <style:style style:name="T6" style:family="text">
      <style:text-properties officeooo:rsid="000904ad"/>
    </style:style>
    <style:style style:name="T7" style:family="text">
      <style:text-properties style:text-position="sub 58%"/>
    </style:style>
    <style:style style:name="T8" style:family="text">
      <style:text-properties style:text-position="sub 58%" officeooo:rsid="000904ad"/>
    </style:style>
    <style:style style:name="T9" style:family="text">
      <style:text-properties style:text-position="sub 58%" officeooo:rsid="000a3122"/>
    </style:style>
    <style:style style:name="T10" style:family="text">
      <style:text-properties style:text-position="sub 58%" officeooo:rsid="000bd723"/>
    </style:style>
    <style:style style:name="T11" style:family="text">
      <style:text-properties style:text-position="sub 58%" officeooo:rsid="000c87ae"/>
    </style:style>
    <style:style style:name="T12" style:family="text">
      <style:text-properties style:text-position="sub 58%" officeooo:rsid="000dc3a0"/>
    </style:style>
    <style:style style:name="T13" style:family="text">
      <style:text-properties style:text-position="sub 58%" officeooo:rsid="000f8334"/>
    </style:style>
    <style:style style:name="T14" style:family="text">
      <style:text-properties style:text-position="sub 58%" officeooo:rsid="00102981"/>
    </style:style>
    <style:style style:name="T15" style:family="text">
      <style:text-properties style:text-position="sub 58%" officeooo:rsid="0012ecd1"/>
    </style:style>
    <style:style style:name="T16" style:family="text">
      <style:text-properties style:font-name="Courier New"/>
    </style:style>
    <style:style style:name="T17" style:family="text">
      <style:text-properties style:font-name="Courier New" officeooo:rsid="000656be"/>
    </style:style>
    <style:style style:name="T18" style:family="text">
      <style:text-properties officeooo:rsid="000a3122"/>
    </style:style>
    <style:style style:name="T19" style:family="text">
      <style:text-properties style:text-position="0% 100%" officeooo:rsid="000f8334"/>
    </style:style>
    <style:style style:name="T20" style:family="text">
      <style:text-properties officeooo:rsid="000bd723"/>
    </style:style>
    <style:style style:name="T21" style:family="text">
      <style:text-properties officeooo:rsid="000c87ae"/>
    </style:style>
    <style:style style:name="T22" style:family="text">
      <style:text-properties officeooo:rsid="000dc3a0"/>
    </style:style>
    <style:style style:name="T23" style:family="text">
      <style:text-properties officeooo:rsid="000f8334"/>
    </style:style>
    <style:style style:name="T24" style:family="text">
      <style:text-properties officeooo:rsid="00102981"/>
    </style:style>
    <style:style style:name="T25" style:family="text">
      <style:text-properties officeooo:rsid="00111cd7"/>
    </style:style>
    <style:style style:name="T26" style:family="text">
      <style:text-properties officeooo:rsid="0012ecd1"/>
    </style:style>
    <style:style style:name="T27" style:family="text">
      <style:text-properties officeooo:rsid="0013fea3"/>
    </style:style>
    <style:style style:name="T28" style:family="text">
      <style:text-properties fo:font-size="10pt" style:font-size-asian="10pt" style:font-size-complex="10pt"/>
    </style:style>
    <style:style style:name="T29" style:family="text">
      <style:text-properties fo:font-size="10pt" officeooo:rsid="00175593" style:font-size-asian="10pt" style:font-size-complex="10pt"/>
    </style:style>
    <style:style style:name="T30" style:family="text">
      <style:text-properties style:text-position="super 58%"/>
    </style:style>
    <style:style style:name="T31" style:family="text">
      <style:text-properties style:text-position="super 58%" officeooo:rsid="0008ab90"/>
    </style:style>
    <style:style style:name="T32" style:family="text">
      <style:text-properties style:text-position="super 58%" officeooo:rsid="001585b3"/>
    </style:style>
    <style:style style:name="T33" style:family="text">
      <style:text-properties style:text-position="super 58%" officeooo:rsid="00159c56"/>
    </style:style>
    <style:style style:name="T34" style:family="text">
      <style:text-properties style:text-position="super 58%" officeooo:rsid="000904ad"/>
    </style:style>
    <style:style style:name="T35" style:family="text">
      <style:text-properties style:text-position="super 58%" officeooo:rsid="001634db"/>
    </style:style>
    <style:style style:name="T36" style:family="text">
      <style:text-properties officeooo:rsid="001585b3"/>
    </style:style>
    <style:style style:name="T37" style:family="text">
      <style:text-properties officeooo:rsid="00159c56"/>
    </style:style>
    <style:style style:name="T38" style:family="text">
      <style:text-properties officeooo:rsid="001634db"/>
    </style:style>
    <style:style style:name="T39" style:family="text">
      <style:text-properties officeooo:rsid="001755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3">General</text:span><text:span text:style-name="T2"> </text:span>Function Composition</text:p>
      <text:p text:style-name="P3">by Sven Nilsen, 2022</text:p>
      <text:p text:style-name="P2"/>
      <text:p text:style-name="P8">In this paper I present a <text:span text:style-name="T4">generally </text:span>computational model of function composition <text:span text:style-name="T4">that formalizes, in lambda calculus, the intuition that language designers use for binary </text:span><text:span text:style-name="T20">operators</text:span><text:span text:style-name="T4"> and parallel composition, without assuming the existence of tuples or parallel tuples</text:span>.</text:p>
      <text:p text:style-name="P2"/>
      <text:p text:style-name="P2">Most people think about function composition<text:span text:style-name="T30"><text:reference-ref text:reference-format="text" text:ref-name="function composition">[1]</text:reference-ref></text:span> in <text:span text:style-name="T27">the following</text:span> way:</text:p>
      <text:p text:style-name="P2"/>
      <text:p text:style-name="P2"><text:tab/>comp : (A → B) → (B → C) → (A → C)</text:p>
      <text:p text:style-name="P2"/>
      <text:p text:style-name="P4">The problem is that <text:span text:style-name="T4">this is just a part of what function composition means in many languages.<text:line-break/>To talk about what languages do precisely, </text:span><text:span text:style-name="T5">it needs to be formalized in a language that is universal for computation without assuming particular choices of language design.</text:span></text:p>
      <text:p text:style-name="P4"/>
      <text:p text:style-name="P9">General Function Composition is a formal model that uses Simply Typed Lambda Calculus<text:span text:style-name="T30"><text:reference-ref text:reference-format="text" text:ref-name="simply typed lambda calculus">[2]</text:reference-ref></text:span>:</text:p>
      <text:p text:style-name="P4"/>
      <text:p text:style-name="P5"><text:span text:style-name="T16">∵</text:span><text:tab/><text:span text:style-name="T5">comp := \(f : A → B) = \(g : B → C) = \(x : A) = g(f(x))</text:span></text:p>
      <text:p text:style-name="P6"><text:span text:style-name="T16">∵</text:span><text:tab/><text:span text:style-name="T6">id := \(x : A) = x<text:line-break/></text:span><text:span text:style-name="T16">∵</text:span><text:span text:style-name="T6"><text:tab/></text:span><text:span text:style-name="T21">v</text:span><text:span text:style-name="T6">op := </text:span><text:span text:style-name="T21">\(n : ℕ) = </text:span><text:span text:style-name="T6">\(f : A</text:span><text:span text:style-name="T11">0</text:span><text:span text:style-name="T6"> → </text:span><text:span text:style-name="T21">A</text:span><text:span text:style-name="T11">1</text:span><text:span text:style-name="T21"> → … → </text:span><text:span text:style-name="T26">A</text:span><text:span text:style-name="T15">n-1</text:span><text:span text:style-name="T26"> </text:span><text:span text:style-name="T21">→ </text:span><text:span text:style-name="T22">B</text:span><text:span text:style-name="T6">) = \(g : </text:span><text:span text:style-name="T22">B</text:span><text:span text:style-name="T6"> → </text:span><text:span text:style-name="T22">C</text:span><text:span text:style-name="T6">) =<text:line-break/><text:tab/><text:tab/>\(x</text:span><text:span text:style-name="T11">0</text:span><text:span text:style-name="T6"> : A</text:span><text:span text:style-name="T11">0</text:span><text:span text:style-name="T6">) </text:span><text:span text:style-name="T21">= \(x</text:span><text:span text:style-name="T11">1</text:span><text:span text:style-name="T21"> : A</text:span><text:span text:style-name="T11">1</text:span><text:span text:style-name="T21">)</text:span><text:span text:style-name="T6"> </text:span><text:span text:style-name="T21">= … = \(x : A</text:span><text:span text:style-name="T11">n-1</text:span><text:span text:style-name="T21">) = </text:span><text:span text:style-name="T6">g(f(x</text:span><text:span text:style-name="T8">0</text:span><text:span text:style-name="T6">)(x</text:span><text:span text:style-name="T8">1</text:span><text:span text:style-name="T6">)…</text:span><text:span text:style-name="T21">(x</text:span><text:span text:style-name="T11">n-1</text:span><text:span text:style-name="T21">)</text:span><text:span text:style-name="T6">)<text:line-break/></text:span><text:span text:style-name="T16">∵</text:span><text:span text:style-name="T6"><text:tab/>bop &lt;</text:span><text:span text:style-name="T25">=&gt;</text:span><text:span text:style-name="T22"> vop(2)</text:span></text:p>
      <text:p text:style-name="P6"><text:span text:style-name="T16">∵</text:span><text:span text:style-name="T6"><text:tab/></text:span><text:span text:style-name="T22">v</text:span><text:span text:style-name="T18">par</text:span><text:span text:style-name="T6"> := </text:span><text:span text:style-name="T22">\(n : </text:span><text:span text:style-name="T21">ℕ</text:span><text:span text:style-name="T22">) = </text:span><text:span text:style-name="T18">\(g</text:span><text:span text:style-name="T9">0</text:span><text:span text:style-name="T18"> : A</text:span><text:span text:style-name="T12">0</text:span><text:span text:style-name="T18"> → B</text:span><text:span text:style-name="T12">0</text:span><text:span text:style-name="T18">) = \(g</text:span><text:span text:style-name="T9">1</text:span><text:span text:style-name="T18"> : </text:span><text:span text:style-name="T22">A</text:span><text:span text:style-name="T12">1</text:span><text:span text:style-name="T18"> → </text:span><text:span text:style-name="T22">B</text:span><text:span text:style-name="T12">1</text:span><text:span text:style-name="T18">) = … </text:span><text:span text:style-name="T22">= \(g</text:span><text:span text:style-name="T12">n-1</text:span><text:span text:style-name="T22"> : A</text:span><text:span text:style-name="T12">n-1</text:span><text:span text:style-name="T22"> → B</text:span><text:span text:style-name="T12">n-1</text:span><text:span text:style-name="T22">) =<text:line-break/><text:tab/><text:tab/></text:span><text:span text:style-name="T6">\(f : </text:span><text:span text:style-name="T22">B</text:span><text:span text:style-name="T12">0</text:span><text:span text:style-name="T22"> → B</text:span><text:span text:style-name="T12">1</text:span><text:span text:style-name="T22"> → … → B</text:span><text:span text:style-name="T12">n-1</text:span><text:span text:style-name="T22"> → C</text:span><text:span text:style-name="T6">) =<text:line-break/><text:tab/><text:tab/></text:span><text:span text:style-name="T18">\(x</text:span><text:span text:style-name="T12">0</text:span><text:span text:style-name="T18"> : A</text:span><text:span text:style-name="T12">0</text:span><text:span text:style-name="T18">) = </text:span><text:span text:style-name="T22">\(x</text:span><text:span text:style-name="T12">1</text:span><text:span text:style-name="T22"> : A</text:span><text:span text:style-name="T12">1</text:span><text:span text:style-name="T22">) = … = \(x</text:span><text:span text:style-name="T12">n-1</text:span><text:span text:style-name="T22"> : A</text:span><text:span text:style-name="T12">n-1</text:span><text:span text:style-name="T22">)</text:span><text:span text:style-name="T18"> = f(g</text:span><text:span text:style-name="T9">0</text:span><text:span text:style-name="T18">(x</text:span><text:span text:style-name="T9">0</text:span><text:span text:style-name="T18">))(g</text:span><text:span text:style-name="T9">1</text:span><text:span text:style-name="T18">(x</text:span><text:span text:style-name="T9">1</text:span><text:span text:style-name="T18">))…</text:span><text:span text:style-name="T22">(g</text:span><text:span text:style-name="T12">n-1</text:span><text:span text:style-name="T22">(x</text:span><text:span text:style-name="T12">n-1</text:span><text:span text:style-name="T22">))</text:span><text:span text:style-name="T18"><text:line-break/></text:span><text:span text:style-name="T16">∵</text:span><text:span text:style-name="T6"><text:tab/>b</text:span><text:span text:style-name="T18">par</text:span><text:span text:style-name="T6"> &lt;</text:span><text:span text:style-name="T25">=&gt;</text:span><text:span text:style-name="T6"> </text:span><text:span text:style-name="T22">vpar(2)</text:span></text:p>
      <text:p text:style-name="P5"><text:span text:style-name="T16">∵</text:span><text:tab/><text:span text:style-name="T5">op(0) &lt;=&gt; id</text:span></text:p>
      <text:p text:style-name="P11"><text:span text:style-name="T17">∵</text:span><text:span text:style-name="T1"><text:tab/></text:span><text:span text:style-name="T6">op(n, f</text:span><text:span text:style-name="T8">0</text:span><text:span text:style-name="T6">, f</text:span><text:span text:style-name="T8">1</text:span><text:span text:style-name="T6">, … , f</text:span><text:span text:style-name="T8">n-1</text:span><text:span text:style-name="T6">) &lt;=&gt; f</text:span><text:span text:style-name="T8">n-1</text:span><text:span text:style-name="T6"> </text:span><text:span text:style-name="T5">· … · </text:span><text:span text:style-name="T6">f</text:span><text:span text:style-name="T8">1</text:span><text:span text:style-name="T6"> </text:span><text:span text:style-name="T5">· </text:span><text:span text:style-name="T6">f</text:span><text:span text:style-name="T8">0</text:span></text:p>
      <text:p text:style-name="P14"><text:span text:style-name="T17">∵</text:span><text:tab/>par<text:span text:style-name="T18">(</text:span><text:span text:style-name="T23">k, </text:span><text:span text:style-name="T18">n, f</text:span><text:span text:style-name="T9">0</text:span><text:span text:style-name="T13">0</text:span><text:span text:style-name="T18">, </text:span><text:span text:style-name="T23">f</text:span><text:span text:style-name="T13">1</text:span><text:span text:style-name="T9">0</text:span><text:span text:style-name="T18">, … , </text:span><text:span text:style-name="T23">f</text:span><text:span text:style-name="T13">k-1 </text:span><text:span text:style-name="T14">0</text:span><text:span text:style-name="T23">, … , </text:span><text:span text:style-name="T18">f</text:span><text:span text:style-name="T14">0 </text:span><text:span text:style-name="T13">n-1 0</text:span><text:span text:style-name="T19">, f</text:span><text:span text:style-name="T14">1 </text:span><text:span text:style-name="T13">n-1</text:span><text:span text:style-name="T19">, … , f</text:span><text:span text:style-name="T14">k-1 </text:span><text:span text:style-name="T13">n-1</text:span><text:span text:style-name="T18">) &lt;=&gt;<text:line-break/><text:tab/> <text:s text:c="3"/></text:span><text:span text:style-name="T23">v</text:span><text:span text:style-name="T18">par(</text:span><text:span text:style-name="T23">k, </text:span><text:span text:style-name="T18">op(n, f</text:span><text:span text:style-name="T13">0</text:span><text:span text:style-name="T9">0</text:span><text:span text:style-name="T18">, f</text:span><text:span text:style-name="T13">0</text:span><text:span text:style-name="T9">1</text:span><text:span text:style-name="T18">, … , f</text:span><text:span text:style-name="T13">0 </text:span><text:span text:style-name="T9">n-1</text:span><text:span text:style-name="T18">), op(n, f</text:span><text:span text:style-name="T13">1</text:span><text:span text:style-name="T9">0</text:span><text:span text:style-name="T18">, f</text:span><text:span text:style-name="T13">1</text:span><text:span text:style-name="T9">1</text:span><text:span text:style-name="T18">, … , f</text:span><text:span text:style-name="T13">1 </text:span><text:span text:style-name="T9">n-1</text:span><text:span text:style-name="T18">), … , </text:span><text:span text:style-name="T23">op(n, f</text:span><text:span text:style-name="T13">k-1 0</text:span><text:span text:style-name="T23">, f</text:span><text:span text:style-name="T13">k-1 1</text:span><text:span text:style-name="T23">, … , f</text:span><text:span text:style-name="T13">k-1 n-1</text:span><text:span text:style-name="T18">)</text:span><text:span text:style-name="T23">)</text:span><text:span text:style-name="T1"><text:line-break/></text:span></text:p>
      <text:p text:style-name="P5"><text:span text:style-name="T16">∴</text:span><text:tab/>comp : (A → B) → (B → C) → (A → C)<text:line-break/><text:span text:style-name="T16">∴</text:span><text:tab/><text:span text:style-name="T6">id : A → A<text:line-break/></text:span><text:span text:style-name="T16">∴</text:span><text:span text:style-name="T6"><text:tab/>bop : (A</text:span><text:span text:style-name="T12">0</text:span><text:span text:style-name="T6"> → </text:span><text:span text:style-name="T22">A</text:span><text:span text:style-name="T12">1</text:span><text:span text:style-name="T6"> → </text:span><text:span text:style-name="T22">B</text:span><text:span text:style-name="T6">) → (</text:span><text:span text:style-name="T22">B</text:span><text:span text:style-name="T6"> → </text:span><text:span text:style-name="T22">C</text:span><text:span text:style-name="T6">) → (A</text:span><text:span text:style-name="T12">0</text:span><text:span text:style-name="T6"> → </text:span><text:span text:style-name="T22">A</text:span><text:span text:style-name="T12">1</text:span><text:span text:style-name="T6"> → </text:span><text:span text:style-name="T22">C</text:span><text:span text:style-name="T6">)</text:span></text:p>
      <text:p text:style-name="P5"><text:span text:style-name="T16">∴</text:span><text:span text:style-name="T6"><text:tab/></text:span><text:span text:style-name="T18">bpar</text:span><text:span text:style-name="T6"> : </text:span><text:span text:style-name="T18">(A</text:span><text:span text:style-name="T12">0</text:span><text:span text:style-name="T18"> → B</text:span><text:span text:style-name="T12">0</text:span><text:span text:style-name="T18">) → (</text:span><text:span text:style-name="T22">A</text:span><text:span text:style-name="T12">1</text:span><text:span text:style-name="T18"> → </text:span><text:span text:style-name="T22">B</text:span><text:span text:style-name="T12">1</text:span><text:span text:style-name="T18">) → (</text:span><text:span text:style-name="T22">B</text:span><text:span text:style-name="T12">0</text:span><text:span text:style-name="T18"> → </text:span><text:span text:style-name="T22">B</text:span><text:span text:style-name="T12">1</text:span><text:span text:style-name="T18"> → </text:span><text:span text:style-name="T22">C</text:span><text:span text:style-name="T18">) → (A</text:span><text:span text:style-name="T12">0</text:span><text:span text:style-name="T18"> → </text:span><text:span text:style-name="T23">A</text:span><text:span text:style-name="T13">1</text:span><text:span text:style-name="T18"> → </text:span><text:span text:style-name="T23">C</text:span><text:span text:style-name="T18">)</text:span></text:p>
      <text:p text:style-name="P4"/>
      <text:p text:style-name="P7"><text:span text:style-name="T5">I chose </text:span><text:span text:style-name="T18">S</text:span><text:span text:style-name="T5">imply </text:span><text:span text:style-name="T18">T</text:span><text:span text:style-name="T5">yped </text:span><text:span text:style-name="T18">L</text:span><text:span text:style-name="T5">ambda </text:span><text:span text:style-name="T18">C</text:span><text:span text:style-name="T5">alculus for this purpose, since it is Turing complete</text:span><text:span text:style-name="T31"><text:reference-ref text:reference-format="text" text:ref-name="turing completeness">[3]</text:reference-ref></text:span><text:span text:style-name="T5"> and does not assume existence of tuples</text:span><text:span text:style-name="T31"><text:reference-ref text:reference-format="text" text:ref-name="tuple">[4]</text:reference-ref></text:span><text:span text:style-name="T5"> </text:span><text:span text:style-name="T37">e.g. `(a, b)` </text:span><text:span text:style-name="T5">or parallel tuples </text:span><text:span text:style-name="T37">e.g. `(f </text:span><text:span text:style-name="T20">× </text:span><text:span text:style-name="T37">g)`</text:span><text:span text:style-name="T5"> </text:span><text:span text:style-name="T36">(Jeremy Gibbons’ “product bifunctors”</text:span><text:span text:style-name="T32"><text:reference-ref text:reference-format="text" text:ref-name="calculating functional programs">[5]</text:reference-ref></text:span><text:span text:style-name="T36">)</text:span><text:span text:style-name="T5">. </text:span><text:span text:style-name="T37">Category Theory</text:span><text:span text:style-name="T33"><text:reference-ref text:reference-format="text" text:ref-name="category theory">[6]</text:reference-ref></text:span><text:span text:style-name="T37"> obscures that `h </text:span><text:span text:style-name="T5">·</text:span><text:span text:style-name="T37"> (f </text:span><text:span text:style-name="T20">× </text:span><text:span text:style-name="T37">g)` is not well defined, due to currying</text:span><text:span text:style-name="T33"><text:reference-ref text:reference-format="text" text:ref-name="currying">[7]</text:reference-ref></text:span><text:span text:style-name="T37">.</text:span><text:span text:style-name="T5"> </text:span><text:span text:style-name="T6">However, simply typed lambda calculus is not expressive enough </text:span><text:span text:style-name="T37">for all my needs</text:span><text:span text:style-name="T6">, so I will settle with a mere translation. This approach allows me to use natural numbers</text:span><text:span text:style-name="T34"><text:reference-ref text:reference-format="text" text:ref-name="natural number">[8]</text:reference-ref></text:span><text:span text:style-name="T6"> and </text:span><text:span text:style-name="T38">variadic</text:span><text:span text:style-name="T6"> </text:span><text:span text:style-name="T38">functions</text:span><text:span text:style-name="T35"><text:reference-ref text:reference-format="text" text:ref-name="variadic functions">[9]</text:reference-ref></text:span><text:span text:style-name="T6">.</text:span></text:p>
      <text:p text:style-name="P2"/>
      <text:p text:style-name="P9">For example, normal path<text:span text:style-name="T30"><text:reference-ref text:reference-format="text" text:ref-name="normal paths">[10]</text:reference-ref></text:span> notation can be translated the following way:</text:p>
      <text:p text:style-name="P9"/>
      <text:p text:style-name="P9"><text:tab/>f[g<text:span text:style-name="T7">0</text:span> → g<text:span text:style-name="T7">1</text:span>] &lt;=&gt; <text:span text:style-name="T20">op</text:span>(<text:span text:style-name="T20">3)(inv(g</text:span><text:span text:style-name="T10">1</text:span><text:span text:style-name="T20">))(f)(g</text:span><text:span text:style-name="T10">0</text:span><text:span text:style-name="T20">)</text:span></text:p>
      <text:p text:style-name="P9"><text:tab/><text:span text:style-name="T20">f[g</text:span><text:span text:style-name="T10">0</text:span><text:span text:style-name="T20"> × g</text:span><text:span text:style-name="T10">1</text:span><text:span text:style-name="T20"> → g</text:span><text:span text:style-name="T10">2</text:span><text:span text:style-name="T20">] &lt;=&gt; bop(bpar(inv(g</text:span><text:span text:style-name="T10">0</text:span><text:span text:style-name="T20">))(inv(g</text:span><text:span text:style-name="T10">1</text:span><text:span text:style-name="T20">))(f))(g</text:span><text:span text:style-name="T10">2</text:span><text:span text:style-name="T20">)</text:span></text:p>
      <text:p text:style-name="P10"><text:tab/><text:span text:style-name="T24">f[g</text:span><text:span text:style-name="T14">0</text:span><text:span text:style-name="T24"> </text:span><text:span text:style-name="T20">× </text:span><text:span text:style-name="T24">g</text:span><text:span text:style-name="T14">1</text:span><text:span text:style-name="T24"> </text:span><text:span text:style-name="T20">× … × </text:span><text:span text:style-name="T24">g</text:span><text:span text:style-name="T14">n-1</text:span><text:span text:style-name="T24"> → g</text:span><text:span text:style-name="T14">n</text:span><text:span text:style-name="T24">] &lt;=&gt; vop(vpar(n)(inv(g</text:span><text:span text:style-name="T14">0</text:span><text:span text:style-name="T24">))(inv(g</text:span><text:span text:style-name="T14">1</text:span><text:span text:style-name="T24">))…(inv(g</text:span><text:span text:style-name="T14">n-1</text:span><text:span text:style-name="T24">))(f))(g</text:span><text:span text:style-name="T14">n</text:span><text:span text:style-name="T24">)</text:span></text:p>
      <text:p text:style-name="P12"/>
      <text:p text:style-name="P15">Where `inv` is the imaginary inverse<text:span text:style-name="T30"><text:reference-ref text:reference-format="text" text:ref-name="imaginary inverse">[11]</text:reference-ref></text:span>.</text:p>
      <text:p text:style-name="P16">Here is an example that derives the formula of a symmetric unary normal path:</text:p>
      <text:p text:style-name="P17"/>
      <text:p text:style-name="P17"><text:tab/><text:span text:style-name="T24">f[g</text:span><text:span text:style-name="T14">0</text:span><text:span text:style-name="T24"> </text:span><text:span text:style-name="T20">× </text:span><text:span text:style-name="T24">g</text:span><text:span text:style-name="T14">1</text:span><text:span text:style-name="T24"> </text:span><text:span text:style-name="T20">× … × </text:span><text:span text:style-name="T24">g</text:span><text:span text:style-name="T14">n-1</text:span><text:span text:style-name="T24"> → g</text:span><text:span text:style-name="T14">n</text:span><text:span text:style-name="T24">] &lt;=&gt; vop(vpar(n)(inv(g</text:span><text:span text:style-name="T14">0</text:span><text:span text:style-name="T24">))(inv(g</text:span><text:span text:style-name="T14">1</text:span><text:span text:style-name="T24">))…(inv(g</text:span><text:span text:style-name="T14">n-1</text:span><text:span text:style-name="T24">))(f))(g</text:span><text:span text:style-name="T14">n</text:span><text:span text:style-name="T24">)</text:span></text:p>
      <text:p text:style-name="P17"><text:tab/><text:span text:style-name="T24">f[g→ g] &lt;=&gt; vop(vpar(</text:span>1<text:span text:style-name="T24">)(inv(g))(f))(g)</text:span></text:p>
      <text:p text:style-name="P17"><text:tab/><text:span text:style-name="T24">f[</text:span>g<text:span text:style-name="T24">] &lt;=&gt; </text:span>g . f . inv(g)</text:p>
      <text:p text:style-name="P12"/>
      <text:p text:style-name="P12">A parallel tuple can be thought of as the following:</text:p>
      <text:p text:style-name="P12"/>
      <text:p text:style-name="P13"><text:tab/>∃ n { (f<text:span text:style-name="T7">0</text:span> × f<text:span text:style-name="T7">1</text:span>) &lt;=&gt; par(<text:span text:style-name="T23">2, </text:span>n, f<text:span text:style-name="T7">0</text:span>, f<text:span text:style-name="T7">1</text:span>) }<text:line-break/><text:line-break/>While parallel tuples are not fully expressible in this language, <text:span text:style-name="T21">they can be translated when including the full context of the composed function.</text:span></text:p>
      <text:p text:style-name="P13"/>
      <text:p text:style-name="P15">The definition of `bop` and `bpar` can be derived:</text:p>
      <text:p text:style-name="P13"/>
      <text:p text:style-name="P6"><text:span text:style-name="T22"><text:tab/>b</text:span><text:span text:style-name="T6">op := \(f : A</text:span><text:span text:style-name="T11">0</text:span><text:span text:style-name="T6"> → </text:span><text:span text:style-name="T21">A</text:span><text:span text:style-name="T11">1</text:span><text:span text:style-name="T21">→ </text:span><text:span text:style-name="T22">B</text:span><text:span text:style-name="T6">) = \(g : </text:span><text:span text:style-name="T22">B</text:span><text:span text:style-name="T6"> → </text:span><text:span text:style-name="T22">C</text:span><text:span text:style-name="T6">) = \(x</text:span><text:span text:style-name="T11">0</text:span><text:span text:style-name="T6"> : A</text:span><text:span text:style-name="T11">0</text:span><text:span text:style-name="T6">) </text:span><text:span text:style-name="T21">= \(x</text:span><text:span text:style-name="T11">1</text:span><text:span text:style-name="T21"> : A</text:span><text:span text:style-name="T11">1</text:span><text:span text:style-name="T21">)</text:span><text:span text:style-name="T6"> </text:span><text:span text:style-name="T21">= </text:span><text:span text:style-name="T6">g(f(x</text:span><text:span text:style-name="T8">0</text:span><text:span text:style-name="T6">)(x</text:span><text:span text:style-name="T8">1</text:span><text:span text:style-name="T6">))</text:span></text:p>
      <text:p text:style-name="P6"/>
      <text:p text:style-name="P6"><text:span text:style-name="T6"><text:tab/>b</text:span><text:span text:style-name="T18">par</text:span><text:span text:style-name="T6"> := </text:span><text:span text:style-name="T18">\(g</text:span><text:span text:style-name="T9">0</text:span><text:span text:style-name="T18"> : A</text:span><text:span text:style-name="T12">0</text:span><text:span text:style-name="T18"> → B</text:span><text:span text:style-name="T12">0</text:span><text:span text:style-name="T18">) = \(g</text:span><text:span text:style-name="T9">1</text:span><text:span text:style-name="T18"> : </text:span><text:span text:style-name="T22">A</text:span><text:span text:style-name="T12">1</text:span><text:span text:style-name="T18"> → </text:span><text:span text:style-name="T22">B</text:span><text:span text:style-name="T12">1</text:span><text:span text:style-name="T18">) = </text:span><text:span text:style-name="T6">\(f : </text:span><text:span text:style-name="T22">B</text:span><text:span text:style-name="T12">0</text:span><text:span text:style-name="T6"> → </text:span><text:span text:style-name="T22">B</text:span><text:span text:style-name="T12">1</text:span><text:span text:style-name="T6"> → </text:span><text:span text:style-name="T22">C</text:span><text:span text:style-name="T6">) =<text:line-break/><text:tab/><text:tab/></text:span><text:span text:style-name="T18">\(x</text:span><text:span text:style-name="T12">0</text:span><text:span text:style-name="T18"> : A</text:span><text:span text:style-name="T12">0</text:span><text:span text:style-name="T18">) = \(</text:span><text:span text:style-name="T22">x</text:span><text:span text:style-name="T12">1</text:span><text:span text:style-name="T18"> : </text:span><text:span text:style-name="T22">A</text:span><text:span text:style-name="T12">1</text:span><text:span text:style-name="T18">) = f(g</text:span><text:span text:style-name="T9">0</text:span><text:span text:style-name="T18">(x</text:span><text:span text:style-name="T12">0</text:span><text:span text:style-name="T18">))(g</text:span><text:span text:style-name="T9">1</text:span><text:span text:style-name="T18">(</text:span><text:span text:style-name="T22">x</text:span><text:span text:style-name="T12">1</text:span><text:span text:style-name="T18">))</text:span></text:p>
      <text:p text:style-name="P6"/>
      <text:p text:style-name="P18"/>
      <text:p text:style-name="P18">One benefit of this model is that it can be used to reason about program termination<text:span text:style-name="T30"><text:reference-ref text:reference-format="text" text:ref-name="halting problem">[12]</text:reference-ref></text:span>.</text:p>
      <text:p text:style-name="P18"/>
      <text:p text:style-name="P18">For example, imagine that <text:span text:style-name="T27">one</text:span> is simulat<text:span text:style-name="T27">ing</text:span> some physical system:</text:p>
      <text:p text:style-name="P18"/>
      <text:p text:style-name="P18"><text:tab/>fn simulate(x : physical_state, stop_seconds : f64, dt : f64) → physical_state {</text:p>
      <text:p text:style-name="P18"><text:tab/><text:tab/>for i <text:span text:style-name="T39">(</text:span>stop_seconds / dt<text:span text:style-name="T39">)</text:span> { x = upd<text:span text:style-name="T27">ate</text:span>(x, dt) }</text:p>
      <text:p text:style-name="P18"><text:tab/><text:tab/>return x</text:p>
      <text:p text:style-name="P18"><text:tab/>}</text:p>
      <text:p text:style-name="P18"/>
      <text:p text:style-name="P20">This can be thought of as a program composed of many sequential operations:</text:p>
      <text:p text:style-name="P18"/>
      <text:p text:style-name="P19"><text:tab/><text:span text:style-name="T27">(simulate stop_seconds, dt) &lt;=&gt; op(stop_seconds / dt)((update dt); stop_seconds / dt)</text:span></text:p>
      <text:p text:style-name="P18"/>
      <text:p text:style-name="P20">This program terminates when `stop_seconds / dt` terminates and `(update dt)` is total.</text:p>
      <text:p text:style-name="P20"/>
      <text:p text:style-name="P24">The notation `(f y)` is a shorthand for `\(x) = f(x, y)`<text:span text:style-name="T30"><text:reference-ref text:reference-format="text" text:ref-name="function currying notation">[13]</text:reference-ref></text:span>.</text:p>
      <text:p text:style-name="P24">The notation `x; n` means repeating `x`, `n` times.</text:p>
      <text:h text:style-name="P1" text:outline-level="3">References:</text:h>
      <text:p text:style-name="P20"/>
      <text:p text:style-name="P20"><text:reference-mark-start text:name="function composition"/>[1]<text:reference-mark-end text:name="function composition"/><text:tab/>“Function composition”</text:p>
      <text:p text:style-name="P20"><text:tab/>Wikipedia</text:p>
      <text:p text:style-name="P20"><text:tab/><text:a xlink:type="simple" xlink:href="https://en.wikipedia.org/wiki/Function_composition" text:style-name="Internet_20_link" text:visited-style-name="Visited_20_Internet_20_Link"><text:span text:style-name="T28">https://en.wikipedia.org/wiki/Function_composition</text:span></text:a></text:p>
      <text:p text:style-name="P20"/>
      <text:p text:style-name="P20"><text:reference-mark-start text:name="simply typed lambda calculus"/>[2]<text:reference-mark-end text:name="simply typed lambda calculus"/><text:tab/>“Simply typed lambda calculus”</text:p>
      <text:p text:style-name="P20"><text:tab/>Wikipedia</text:p>
      <text:p text:style-name="P20"><text:tab/><text:a xlink:type="simple" xlink:href="https://en.wikipedia.org/wiki/Simply_typed_lambda_calculus" text:style-name="Internet_20_link" text:visited-style-name="Visited_20_Internet_20_Link"><text:span text:style-name="T28">https://en.wikipedia.org/wiki/Simply_typed_lambda_calculus</text:span></text:a></text:p>
      <text:p text:style-name="P20"/>
      <text:p text:style-name="P20"><text:reference-mark-start text:name="turing completeness"/>[3]<text:reference-mark-end text:name="turing completeness"/><text:tab/>“Turing completeness”</text:p>
      <text:p text:style-name="P20"><text:tab/>Wikipedia</text:p>
      <text:p text:style-name="P20"><text:tab/><text:a xlink:type="simple" xlink:href="https://en.wikipedia.org/wiki/Turing_completeness" text:style-name="Internet_20_link" text:visited-style-name="Visited_20_Internet_20_Link"><text:span text:style-name="T28">https://en.wikipedia.org/wiki/Turing_completeness</text:span></text:a></text:p>
      <text:p text:style-name="P20"/>
      <text:p text:style-name="P21"><text:reference-mark-start text:name="tuple"/>[4]<text:reference-mark-end text:name="tuple"/><text:tab/>“Tuple”</text:p>
      <text:p text:style-name="P21"><text:tab/>Wikipedia</text:p>
      <text:p text:style-name="P21"><text:tab/><text:a xlink:type="simple" xlink:href="https://en.wikipedia.org/wiki/Tuple" text:style-name="Internet_20_link" text:visited-style-name="Visited_20_Internet_20_Link"><text:span text:style-name="T28">https://en.wikipedia.org/wiki/Tuple</text:span></text:a></text:p>
      <text:p text:style-name="P21"/>
      <text:p text:style-name="P21"><text:reference-mark-start text:name="calculating functional programs"/>[5]<text:reference-mark-end text:name="calculating functional programs"/><text:tab/>“<text:span text:style-name="T36">Calculating Functional Programs”</text:span></text:p>
      <text:p text:style-name="P21"><text:tab/><text:span text:style-name="T36">Jeremy Gibbons</text:span></text:p>
      <text:p text:style-name="P21"><text:tab/><text:a xlink:type="simple" xlink:href="https://www.cs.ox.ac.uk/people/jeremy.gibbons/publications/acmmpc-calcfp.pdf" text:style-name="Internet_20_link" text:visited-style-name="Visited_20_Internet_20_Link"><text:span text:style-name="T28">https://www.cs.ox.ac.uk/people/jeremy.gibbons/publications/acmmpc-calcfp.pdf</text:span></text:a></text:p>
      <text:p text:style-name="P21"/>
      <text:p text:style-name="P22"><text:reference-mark-start text:name="category theory"/>[6]<text:reference-mark-end text:name="category theory"/><text:tab/>“Category Theory”</text:p>
      <text:p text:style-name="P22"><text:tab/>Wikipedia</text:p>
      <text:p text:style-name="P22"><text:tab/><text:a xlink:type="simple" xlink:href="https://en.wikipedia.org/wiki/Category_theory" text:style-name="Internet_20_link" text:visited-style-name="Visited_20_Internet_20_Link"><text:span text:style-name="T28">https://en.wikipedia.org/wiki/Category_theory</text:span></text:a></text:p>
      <text:p text:style-name="P22"/>
      <text:p text:style-name="P23"><text:reference-mark-start text:name="currying"/>[7]<text:reference-mark-end text:name="currying"/><text:tab/>“Currying”</text:p>
      <text:p text:style-name="P23"><text:tab/>Wikipedia</text:p>
      <text:p text:style-name="P23"><text:tab/><text:a xlink:type="simple" xlink:href="https://en.wikipedia.org/wiki/Currying" text:style-name="Internet_20_link" text:visited-style-name="Visited_20_Internet_20_Link"><text:span text:style-name="T28">https://en.wikipedia.org/wiki/Currying</text:span></text:a></text:p>
      <text:p text:style-name="P23"/>
      <text:p text:style-name="P23"><text:reference-mark-start text:name="natural number"/>[8]<text:reference-mark-end text:name="natural number"/><text:tab/>“Natural number”</text:p>
      <text:p text:style-name="P23"><text:tab/>Wikipedia</text:p>
      <text:p text:style-name="P23"><text:tab/><text:a xlink:type="simple" xlink:href="https://en.wikipedia.org/wiki/Natural_number" text:style-name="Internet_20_link" text:visited-style-name="Visited_20_Internet_20_Link"><text:span text:style-name="T28">https://en.wikipedia.org/wiki/Natural_number</text:span></text:a></text:p>
      <text:p text:style-name="P23"/>
      <text:p text:style-name="P23"><text:reference-mark-start text:name="variadic functions"/>[9]<text:reference-mark-end text:name="variadic functions"/><text:tab/>“Variadic functions”</text:p>
      <text:p text:style-name="P23"><text:tab/>Wikipedia</text:p>
      <text:p text:style-name="P23"><text:tab/><text:a xlink:type="simple" xlink:href="https://en.wikipedia.org/wiki/Variadic_function" text:style-name="Internet_20_link" text:visited-style-name="Visited_20_Internet_20_Link"><text:span text:style-name="T28">https://en.wikipedia.org/wiki/Variadic_function</text:span></text:a></text:p>
      <text:p text:style-name="P23"/>
      <text:p text:style-name="P23"><text:reference-mark-start text:name="normal paths"/>[10]<text:reference-mark-end text:name="normal paths"/><text:tab/>“Normal Paths”</text:p>
      <text:p text:style-name="P23"><text:tab/>Sven Nilsen, 2019</text:p>
      <text:p text:style-name="P23"><text:tab/><text:a xlink:type="simple" xlink:href="https://github.com/advancedresearch/path_semantics/blob/master/papers-wip/normal-paths.pdf" text:style-name="Internet_20_link" text:visited-style-name="Visited_20_Internet_20_Link"><text:span text:style-name="T28">https://github.com/advancedresearch/path_semantics/blob/master/papers-wip/normal-paths.pdf</text:span></text:a></text:p>
      <text:p text:style-name="P23"/>
      <text:p text:style-name="P23"><text:reference-mark-start text:name="imaginary inverse"/>[11]<text:reference-mark-end text:name="imaginary inverse"/><text:tab/>“Imaginary Inverse”</text:p>
      <text:p text:style-name="P23"><text:tab/>Sven Nilsen, 2020</text:p>
      <text:p text:style-name="P23"><text:tab/><text:a xlink:type="simple" xlink:href="https://github.com/advancedresearch/path_semantics/blob/master/papers-wip/imaginary-inverse.pdf" text:style-name="Internet_20_link" text:visited-style-name="Visited_20_Internet_20_Link"><text:span text:style-name="T28">https://github.com/advancedresearch/path_semantics/blob/master/papers-wip/imaginary-inverse.pdf</text:span></text:a></text:p>
      <text:p text:style-name="P23"/>
      <text:p text:style-name="P23"><text:reference-mark-start text:name="halting problem"/>[12]<text:reference-mark-end text:name="halting problem"/><text:tab/>“Halting problem”</text:p>
      <text:p text:style-name="P23"><text:tab/>Wikipedia</text:p>
      <text:p text:style-name="P23"><text:tab/><text:a xlink:type="simple" xlink:href="https://en.wikipedia.org/wiki/Halting_problem" text:style-name="Internet_20_link" text:visited-style-name="Visited_20_Internet_20_Link"><text:span text:style-name="T28">https://en.wikipedia.org/wiki/Halting_problem</text:span></text:a></text:p>
      <text:p text:style-name="P23"/>
      <text:p text:style-name="P24"/>
      <text:p text:style-name="P25"><text:reference-mark-start text:name="function currying notation"/>[13]<text:reference-mark-end text:name="function currying notation"/><text:tab/>“Function Currying Notation”</text:p>
      <text:p text:style-name="P24"><text:tab/>Sven Nilsen, 2018</text:p>
      <text:p text:style-name="P24"><text:tab/><text:a xlink:type="simple" xlink:href="https://github.com/advancedresearch/path_semantics/blob/master/papers-wip/function-currying-notation.pdf" text:style-name="Internet_20_link" text:visited-style-name="Visited_20_Internet_20_Link"><text:span text:style-name="T28">https://github.com/advancedresearch/path_semantics/blob/master/papers-wip/function-currying-notation.pdf</text:span></text:a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6-02T08:35:38.046935871</meta:creation-date>
    <dc:date>2022-06-02T12:21:05.734507732</dc:date>
    <meta:editing-duration>PT5M54S</meta:editing-duration>
    <meta:editing-cycles>1</meta:editing-cycles>
    <meta:document-statistic meta:table-count="0" meta:image-count="0" meta:object-count="0" meta:page-count="4" meta:paragraph-count="81" meta:word-count="835" meta:character-count="5048" meta:non-whitespace-character-count="4236"/>
    <meta:generator>LibreOffice/7.2.2.2$MacOSX_X86_64 LibreOffice_project/02b2acce88a210515b4a5bb2e46cbfb63fe97d56</meta:generator>
  </office:meta>
</office:document-meta>
</file>